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nitial States</text:p>
          </table:table-cell>
          <table:table-cell office:value-type="string" calcext:value-type="string">
            <text:p>Final States</text:p>
          </table:table-cell>
          <table:table-cell office:value-type="string" calcext:value-type="string">
            <text:p>Transition Count</text:p>
          </table:table-cell>
          <table:table-cell office:value-type="string" calcext:value-type="string">
            <text:p>Minterm Count</text:p>
          </table:table-cell>
          <table:table-cell office:value-type="string" calcext:value-type="string">
            <text:p>Incremental Time</text:p>
          </table:table-cell>
          <table:table-cell office:value-type="string" calcext:value-type="string">
            <text:p>Standad Time</text:p>
          </table:table-cell>
          <table:table-cell office:value-type="string" calcext:value-type="string">
            <text:p>Moore Tim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4.86" calcext:value-type="float">
            <text:p>4.86</text:p>
          </table:table-cell>
          <table:table-cell office:value-type="float" office:value="3.953" calcext:value-type="float">
            <text:p>3.953</text:p>
          </table:table-cell>
          <table:table-cell office:value-type="float" office:value="2.851" calcext:value-type="float">
            <text:p>2.85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10.387" calcext:value-type="float">
            <text:p>10.387</text:p>
          </table:table-cell>
          <table:table-cell office:value-type="float" office:value="2.77" calcext:value-type="float">
            <text:p>2.77</text:p>
          </table:table-cell>
          <table:table-cell office:value-type="float" office:value="2.691" calcext:value-type="float">
            <text:p>2.69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.668" calcext:value-type="float">
            <text:p>0.668</text:p>
          </table:table-cell>
          <table:table-cell office:value-type="float" office:value="0.718" calcext:value-type="float">
            <text:p>0.718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1.264" calcext:value-type="float">
            <text:p>1.264</text:p>
          </table:table-cell>
          <table:table-cell office:value-type="float" office:value="1.151" calcext:value-type="float">
            <text:p>1.151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.014" calcext:value-type="float">
            <text:p>27.014</text:p>
          </table:table-cell>
          <table:table-cell office:value-type="float" office:value="18.111" calcext:value-type="float">
            <text:p>18.111</text:p>
          </table:table-cell>
          <table:table-cell office:value-type="float" office:value="15.896" calcext:value-type="float">
            <text:p>15.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.2" calcext:value-type="float">
            <text:p>19.2</text:p>
          </table:table-cell>
          <table:table-cell office:value-type="float" office:value="14.512" calcext:value-type="float">
            <text:p>14.512</text:p>
          </table:table-cell>
          <table:table-cell office:value-type="float" office:value="13.795" calcext:value-type="float">
            <text:p>13.7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5.081" calcext:value-type="float">
            <text:p>75.081</text:p>
          </table:table-cell>
          <table:table-cell office:value-type="float" office:value="106.682" calcext:value-type="float">
            <text:p>106.682</text:p>
          </table:table-cell>
          <table:table-cell office:value-type="float" office:value="62.063" calcext:value-type="float">
            <text:p>62.0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44.725" calcext:value-type="float">
            <text:p>144.725</text:p>
          </table:table-cell>
          <table:table-cell office:value-type="float" office:value="106.634" calcext:value-type="float">
            <text:p>106.634</text:p>
          </table:table-cell>
          <table:table-cell office:value-type="float" office:value="127.768" calcext:value-type="float">
            <text:p>127.7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6.969" calcext:value-type="float">
            <text:p>136.969</text:p>
          </table:table-cell>
          <table:table-cell office:value-type="float" office:value="125.804" calcext:value-type="float">
            <text:p>125.804</text:p>
          </table:table-cell>
          <table:table-cell office:value-type="float" office:value="117.03" calcext:value-type="float">
            <text:p>117.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9.373" calcext:value-type="float">
            <text:p>149.373</text:p>
          </table:table-cell>
          <table:table-cell office:value-type="float" office:value="103.946" calcext:value-type="float">
            <text:p>103.946</text:p>
          </table:table-cell>
          <table:table-cell office:value-type="float" office:value="129.578" calcext:value-type="float">
            <text:p>129.5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89.641" calcext:value-type="float">
            <text:p>189.641</text:p>
          </table:table-cell>
          <table:table-cell office:value-type="float" office:value="129.272" calcext:value-type="float">
            <text:p>129.272</text:p>
          </table:table-cell>
          <table:table-cell office:value-type="float" office:value="174.557" calcext:value-type="float">
            <text:p>174.5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8.972" calcext:value-type="float">
            <text:p>178.972</text:p>
          </table:table-cell>
          <table:table-cell office:value-type="float" office:value="125.906" calcext:value-type="float">
            <text:p>125.906</text:p>
          </table:table-cell>
          <table:table-cell office:value-type="float" office:value="197.481" calcext:value-type="float">
            <text:p>197.4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46.496" calcext:value-type="float">
            <text:p>746.496</text:p>
          </table:table-cell>
          <table:table-cell office:value-type="float" office:value="417.872" calcext:value-type="float">
            <text:p>417.872</text:p>
          </table:table-cell>
          <table:table-cell office:value-type="float" office:value="676.795" calcext:value-type="float">
            <text:p>676.7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60.352" calcext:value-type="float">
            <text:p>360.352</text:p>
          </table:table-cell>
          <table:table-cell office:value-type="float" office:value="312.356" calcext:value-type="float">
            <text:p>312.356</text:p>
          </table:table-cell>
          <table:table-cell office:value-type="float" office:value="657.012" calcext:value-type="float">
            <text:p>657.0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63.751" calcext:value-type="float">
            <text:p>263.751</text:p>
          </table:table-cell>
          <table:table-cell office:value-type="float" office:value="148.101" calcext:value-type="float">
            <text:p>148.101</text:p>
          </table:table-cell>
          <table:table-cell office:value-type="float" office:value="243.19" calcext:value-type="float">
            <text:p>243.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76.302" calcext:value-type="float">
            <text:p>176.302</text:p>
          </table:table-cell>
          <table:table-cell office:value-type="float" office:value="155.105" calcext:value-type="float">
            <text:p>155.105</text:p>
          </table:table-cell>
          <table:table-cell office:value-type="float" office:value="191.803" calcext:value-type="float">
            <text:p>191.8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90.288" calcext:value-type="float">
            <text:p>390.288</text:p>
          </table:table-cell>
          <table:table-cell office:value-type="float" office:value="266.512" calcext:value-type="float">
            <text:p>266.512</text:p>
          </table:table-cell>
          <table:table-cell office:value-type="float" office:value="684.747" calcext:value-type="float">
            <text:p>684.7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69.042" calcext:value-type="float">
            <text:p>569.042</text:p>
          </table:table-cell>
          <table:table-cell office:value-type="float" office:value="438.339" calcext:value-type="float">
            <text:p>438.339</text:p>
          </table:table-cell>
          <table:table-cell office:value-type="float" office:value="1459.705" calcext:value-type="float">
            <text:p>1459.7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97.039" calcext:value-type="float">
            <text:p>297.039</text:p>
          </table:table-cell>
          <table:table-cell office:value-type="float" office:value="200.607" calcext:value-type="float">
            <text:p>200.607</text:p>
          </table:table-cell>
          <table:table-cell office:value-type="float" office:value="356.104" calcext:value-type="float">
            <text:p>356.1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19.477" calcext:value-type="float">
            <text:p>319.477</text:p>
          </table:table-cell>
          <table:table-cell office:value-type="float" office:value="227.566" calcext:value-type="float">
            <text:p>227.566</text:p>
          </table:table-cell>
          <table:table-cell office:value-type="float" office:value="321.072" calcext:value-type="float">
            <text:p>321.0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1206.395" calcext:value-type="float">
            <text:p>11206.395</text:p>
          </table:table-cell>
          <table:table-cell office:value-type="float" office:value="1786.176" calcext:value-type="float">
            <text:p>1786.176</text:p>
          </table:table-cell>
          <table:table-cell office:value-type="float" office:value="13361.279" calcext:value-type="float">
            <text:p>13361.2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20.068" calcext:value-type="float">
            <text:p>520.068</text:p>
          </table:table-cell>
          <table:table-cell office:value-type="float" office:value="281.885" calcext:value-type="float">
            <text:p>281.885</text:p>
          </table:table-cell>
          <table:table-cell office:value-type="float" office:value="1472.617" calcext:value-type="float">
            <text:p>1472.6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9.704" calcext:value-type="float">
            <text:p>469.704</text:p>
          </table:table-cell>
          <table:table-cell office:value-type="float" office:value="238.398" calcext:value-type="float">
            <text:p>238.398</text:p>
          </table:table-cell>
          <table:table-cell office:value-type="float" office:value="1185.335" calcext:value-type="float">
            <text:p>1185.3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493.902" calcext:value-type="float">
            <text:p>1493.902</text:p>
          </table:table-cell>
          <table:table-cell office:value-type="float" office:value="1344.173" calcext:value-type="float">
            <text:p>1344.173</text:p>
          </table:table-cell>
          <table:table-cell office:value-type="float" office:value="2098.682" calcext:value-type="float">
            <text:p>2098.6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54.957" calcext:value-type="float">
            <text:p>654.957</text:p>
          </table:table-cell>
          <table:table-cell office:value-type="float" office:value="488.042" calcext:value-type="float">
            <text:p>488.042</text:p>
          </table:table-cell>
          <table:table-cell office:value-type="float" office:value="999.244" calcext:value-type="float">
            <text:p>999.2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854.904" calcext:value-type="float">
            <text:p>854.904</text:p>
          </table:table-cell>
          <table:table-cell office:value-type="float" office:value="652.469" calcext:value-type="float">
            <text:p>652.469</text:p>
          </table:table-cell>
          <table:table-cell office:value-type="float" office:value="1489.569" calcext:value-type="float">
            <text:p>1489.5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418.918" calcext:value-type="float">
            <text:p>1418.918</text:p>
          </table:table-cell>
          <table:table-cell office:value-type="float" office:value="675.448" calcext:value-type="float">
            <text:p>675.448</text:p>
          </table:table-cell>
          <table:table-cell office:value-type="float" office:value="2859.604" calcext:value-type="float">
            <text:p>2859.6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4873.413" calcext:value-type="float">
            <text:p>4873.413</text:p>
          </table:table-cell>
          <table:table-cell office:value-type="float" office:value="2278.545" calcext:value-type="float">
            <text:p>2278.545</text:p>
          </table:table-cell>
          <table:table-cell office:value-type="float" office:value="19049.925" calcext:value-type="float">
            <text:p>19049.9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629.439" calcext:value-type="float">
            <text:p>629.439</text:p>
          </table:table-cell>
          <table:table-cell office:value-type="float" office:value="323.592" calcext:value-type="float">
            <text:p>323.592</text:p>
          </table:table-cell>
          <table:table-cell office:value-type="float" office:value="545.782" calcext:value-type="float">
            <text:p>545.7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949.62" calcext:value-type="float">
            <text:p>949.62</text:p>
          </table:table-cell>
          <table:table-cell office:value-type="float" office:value="832.43" calcext:value-type="float">
            <text:p>832.43</text:p>
          </table:table-cell>
          <table:table-cell office:value-type="float" office:value="1045.414" calcext:value-type="float">
            <text:p>1045.4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2157.88" calcext:value-type="float">
            <text:p>2157.88</text:p>
          </table:table-cell>
          <table:table-cell office:value-type="float" office:value="2045.769" calcext:value-type="float">
            <text:p>2045.769</text:p>
          </table:table-cell>
          <table:table-cell office:value-type="float" office:value="2755.229" calcext:value-type="float">
            <text:p>2755.2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29.085" calcext:value-type="float">
            <text:p>729.085</text:p>
          </table:table-cell>
          <table:table-cell office:value-type="float" office:value="506.626" calcext:value-type="float">
            <text:p>506.626</text:p>
          </table:table-cell>
          <table:table-cell office:value-type="float" office:value="1125.925" calcext:value-type="float">
            <text:p>1125.9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140.244" calcext:value-type="float">
            <text:p>2140.244</text:p>
          </table:table-cell>
          <table:table-cell office:value-type="float" office:value="1933.13" calcext:value-type="float">
            <text:p>1933.13</text:p>
          </table:table-cell>
          <table:table-cell office:value-type="float" office:value="8391.508" calcext:value-type="float">
            <text:p>8391.5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068.643" calcext:value-type="float">
            <text:p>1068.643</text:p>
          </table:table-cell>
          <table:table-cell office:value-type="float" office:value="797.608" calcext:value-type="float">
            <text:p>797.608</text:p>
          </table:table-cell>
          <table:table-cell office:value-type="float" office:value="1873.642" calcext:value-type="float">
            <text:p>1873.6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3002.543" calcext:value-type="float">
            <text:p>13002.543</text:p>
          </table:table-cell>
          <table:table-cell office:value-type="float" office:value="604.338" calcext:value-type="float">
            <text:p>604.338</text:p>
          </table:table-cell>
          <table:table-cell office:value-type="float" office:value="1345.582" calcext:value-type="float">
            <text:p>1345.5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504.324" calcext:value-type="float">
            <text:p>504.324</text:p>
          </table:table-cell>
          <table:table-cell office:value-type="float" office:value="342.344" calcext:value-type="float">
            <text:p>342.344</text:p>
          </table:table-cell>
          <table:table-cell office:value-type="float" office:value="987.218" calcext:value-type="float">
            <text:p>987.2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6952.171" calcext:value-type="float">
            <text:p>6952.171</text:p>
          </table:table-cell>
          <table:table-cell office:value-type="float" office:value="1794.132" calcext:value-type="float">
            <text:p>1794.132</text:p>
          </table:table-cell>
          <table:table-cell office:value-type="float" office:value="14048.624" calcext:value-type="float">
            <text:p>14048.6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4262.362" calcext:value-type="float">
            <text:p>4262.362</text:p>
          </table:table-cell>
          <table:table-cell office:value-type="float" office:value="2332.964" calcext:value-type="float">
            <text:p>2332.964</text:p>
          </table:table-cell>
          <table:table-cell office:value-type="float" office:value="8292.393" calcext:value-type="float">
            <text:p>8292.39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845.868" calcext:value-type="float">
            <text:p>845.868</text:p>
          </table:table-cell>
          <table:table-cell office:value-type="float" office:value="764.967" calcext:value-type="float">
            <text:p>764.967</text:p>
          </table:table-cell>
          <table:table-cell office:value-type="float" office:value="1173.849" calcext:value-type="float">
            <text:p>1173.84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9063.521" calcext:value-type="float">
            <text:p>9063.521</text:p>
          </table:table-cell>
          <table:table-cell office:value-type="float" office:value="3383.633" calcext:value-type="float">
            <text:p>3383.633</text:p>
          </table:table-cell>
          <table:table-cell office:value-type="float" office:value="19409.101" calcext:value-type="float">
            <text:p>19409.1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702.677" calcext:value-type="float">
            <text:p>1702.677</text:p>
          </table:table-cell>
          <table:table-cell office:value-type="float" office:value="833.762" calcext:value-type="float">
            <text:p>833.762</text:p>
          </table:table-cell>
          <table:table-cell office:value-type="float" office:value="4335.727" calcext:value-type="float">
            <text:p>4335.72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1007.648" calcext:value-type="float">
            <text:p>1007.648</text:p>
          </table:table-cell>
          <table:table-cell office:value-type="float" office:value="799.241" calcext:value-type="float">
            <text:p>799.241</text:p>
          </table:table-cell>
          <table:table-cell office:value-type="float" office:value="1125.785" calcext:value-type="float">
            <text:p>1125.7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2066.277" calcext:value-type="float">
            <text:p>2066.277</text:p>
          </table:table-cell>
          <table:table-cell office:value-type="float" office:value="1111.296" calcext:value-type="float">
            <text:p>1111.296</text:p>
          </table:table-cell>
          <table:table-cell office:value-type="float" office:value="2356.401" calcext:value-type="float">
            <text:p>2356.4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6415.975" calcext:value-type="float">
            <text:p>6415.975</text:p>
          </table:table-cell>
          <table:table-cell office:value-type="float" office:value="2312.703" calcext:value-type="float">
            <text:p>2312.703</text:p>
          </table:table-cell>
          <table:table-cell office:value-type="float" office:value="8771.853" calcext:value-type="float">
            <text:p>8771.8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3604.497" calcext:value-type="float">
            <text:p>3604.497</text:p>
          </table:table-cell>
          <table:table-cell office:value-type="float" office:value="1531.343" calcext:value-type="float">
            <text:p>1531.343</text:p>
          </table:table-cell>
          <table:table-cell office:value-type="float" office:value="6345.475" calcext:value-type="float">
            <text:p>6345.4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6031.237" calcext:value-type="float">
            <text:p>6031.237</text:p>
          </table:table-cell>
          <table:table-cell office:value-type="float" office:value="1670.913" calcext:value-type="float">
            <text:p>1670.913</text:p>
          </table:table-cell>
          <table:table-cell office:value-type="float" office:value="5976.221" calcext:value-type="float">
            <text:p>5976.2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2587.349" calcext:value-type="float">
            <text:p>2587.349</text:p>
          </table:table-cell>
          <table:table-cell office:value-type="float" office:value="1943.184" calcext:value-type="float">
            <text:p>1943.184</text:p>
          </table:table-cell>
          <table:table-cell office:value-type="float" office:value="4010.628" calcext:value-type="float">
            <text:p>4010.6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24859.349" calcext:value-type="float">
            <text:p>24859.349</text:p>
          </table:table-cell>
          <table:table-cell office:value-type="float" office:value="7542.624" calcext:value-type="float">
            <text:p>7542.624</text:p>
          </table:table-cell>
          <table:table-cell office:value-type="float" office:value="13871.678" calcext:value-type="float">
            <text:p>13871.67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</text:p>
          </table:table-cell>
          <table:table-cell office:value-type="float" office:value="8067.124" calcext:value-type="float">
            <text:p>8067.124</text:p>
          </table:table-cell>
          <table:table-cell office:value-type="float" office:value="2324.882" calcext:value-type="float">
            <text:p>2324.882</text:p>
          </table:table-cell>
          <table:table-cell office:value-type="float" office:value="9776.478" calcext:value-type="float">
            <text:p>9776.47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84246.096" calcext:value-type="float">
            <text:p>84246.096</text:p>
          </table:table-cell>
          <table:table-cell office:value-type="float" office:value="5295.676" calcext:value-type="float">
            <text:p>5295.676</text:p>
          </table:table-cell>
          <table:table-cell office:value-type="float" office:value="63292.319" calcext:value-type="float">
            <text:p>63292.31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office:value-type="float" office:value="2275.814" calcext:value-type="float">
            <text:p>2275.814</text:p>
          </table:table-cell>
          <table:table-cell office:value-type="float" office:value="1159.474" calcext:value-type="float">
            <text:p>1159.474</text:p>
          </table:table-cell>
          <table:table-cell office:value-type="float" office:value="3183.683" calcext:value-type="float">
            <text:p>3183.68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 office:value-type="float" office:value="3486.048" calcext:value-type="float">
            <text:p>3486.048</text:p>
          </table:table-cell>
          <table:table-cell office:value-type="float" office:value="1093.324" calcext:value-type="float">
            <text:p>1093.324</text:p>
          </table:table-cell>
          <table:table-cell office:value-type="float" office:value="9206.351" calcext:value-type="float">
            <text:p>9206.35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33" calcext:value-type="float">
            <text:p>33</text:p>
          </table:table-cell>
          <table:table-cell office:value-type="float" office:value="34814.202" calcext:value-type="float">
            <text:p>34814.202</text:p>
          </table:table-cell>
          <table:table-cell office:value-type="float" office:value="1474.348" calcext:value-type="float">
            <text:p>1474.348</text:p>
          </table:table-cell>
          <table:table-cell office:value-type="float" office:value="135955.319" calcext:value-type="float">
            <text:p>135955.31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1" calcext:value-type="float">
            <text:p>21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173444.297" calcext:value-type="float">
            <text:p>173444.297</text:p>
          </table:table-cell>
          <table:table-cell office:value-type="float" office:value="12117.923" calcext:value-type="float">
            <text:p>12117.923</text:p>
          </table:table-cell>
          <table:table-cell office:value-type="float" office:value="81623.782" calcext:value-type="float">
            <text:p>81623.78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84" calcext:value-type="float">
            <text:p>184</text:p>
          </table:table-cell>
          <table:table-cell office:value-type="float" office:value="226" calcext:value-type="float">
            <text:p>226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138446.384" calcext:value-type="float">
            <text:p>1.21E+07</text:p>
          </table:table-cell>
          <table:table-cell office:value-type="float" office:value="69319.445" calcext:value-type="float">
            <text:p>69319.445</text:p>
          </table:table-cell>
          <table:table-cell office:value-type="float" office:value="1240981.944" calcext:value-type="float">
            <text:p>1240981.94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office:value-type="float" office:value="28344.663" calcext:value-type="float">
            <text:p>28344.663</text:p>
          </table:table-cell>
          <table:table-cell office:value-type="float" office:value="4124.168" calcext:value-type="float">
            <text:p>4124.168</text:p>
          </table:table-cell>
          <table:table-cell office:value-type="float" office:value="21382.181" calcext:value-type="float">
            <text:p>21382.18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office:value-type="float" office:value="7015.933" calcext:value-type="float">
            <text:p>7015.933</text:p>
          </table:table-cell>
          <table:table-cell office:value-type="float" office:value="3746.273" calcext:value-type="float">
            <text:p>3746.273</text:p>
          </table:table-cell>
          <table:table-cell office:value-type="float" office:value="15136.718" calcext:value-type="float">
            <text:p>15136.7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2" calcext:value-type="float">
            <text:p>52</text:p>
          </table:table-cell>
          <table:table-cell office:value-type="float" office:value="307" calcext:value-type="float">
            <text:p>307</text:p>
          </table:table-cell>
          <table:table-cell office:value-type="float" office:value="19" calcext:value-type="float">
            <text:p>19</text:p>
          </table:table-cell>
          <table:table-cell office:value-type="float" office:value="21190.385" calcext:value-type="float">
            <text:p>21190.385</text:p>
          </table:table-cell>
          <table:table-cell office:value-type="float" office:value="3300.873" calcext:value-type="float">
            <text:p>3300.873</text:p>
          </table:table-cell>
          <table:table-cell office:value-type="float" office:value="26194.049" calcext:value-type="float">
            <text:p>26194.04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0" calcext:value-type="float">
            <text:p>60</text:p>
          </table:table-cell>
          <table:table-cell office:value-type="float" office:value="335" calcext:value-type="float">
            <text:p>335</text:p>
          </table:table-cell>
          <table:table-cell office:value-type="float" office:value="21" calcext:value-type="float">
            <text:p>21</text:p>
          </table:table-cell>
          <table:table-cell office:value-type="float" office:value="24775.855" calcext:value-type="float">
            <text:p>24775.855</text:p>
          </table:table-cell>
          <table:table-cell office:value-type="float" office:value="3337.226" calcext:value-type="float">
            <text:p>3337.226</text:p>
          </table:table-cell>
          <table:table-cell office:value-type="float" office:value="28757.295" calcext:value-type="float">
            <text:p>28757.29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2" calcext:value-type="float">
            <text:p>62</text:p>
          </table:table-cell>
          <table:table-cell office:value-type="float" office:value="354" calcext:value-type="float">
            <text:p>354</text:p>
          </table:table-cell>
          <table:table-cell office:value-type="float" office:value="32" calcext:value-type="float">
            <text:p>32</text:p>
          </table:table-cell>
          <table:table-cell office:value-type="float" office:value="5164592.274" calcext:value-type="float">
            <text:p>5164592.274</text:p>
          </table:table-cell>
          <table:table-cell office:value-type="float" office:value="46749.236" calcext:value-type="float">
            <text:p>46749.236</text:p>
          </table:table-cell>
          <table:table-cell office:value-type="float" office:value="1310709.4" calcext:value-type="float">
            <text:p>1310709.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0" calcext:value-type="float">
            <text:p>20</text:p>
          </table:table-cell>
          <table:table-cell office:value-type="float" office:value="398" calcext:value-type="float">
            <text:p>398</text:p>
          </table:table-cell>
          <table:table-cell office:value-type="float" office:value="32" calcext:value-type="float">
            <text:p>32</text:p>
          </table:table-cell>
          <table:table-cell office:value-type="float" office:value="436580.625" calcext:value-type="float">
            <text:p>436580.625</text:p>
          </table:table-cell>
          <table:table-cell office:value-type="float" office:value="73057.245" calcext:value-type="float">
            <text:p>73057.245</text:p>
          </table:table-cell>
          <table:table-cell office:value-type="float" office:value="4124934.624" calcext:value-type="float">
            <text:p>4124934.62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  <table:table-cell office:value-type="float" office:value="528" calcext:value-type="float">
            <text:p>528</text:p>
          </table:table-cell>
          <table:table-cell office:value-type="float" office:value="5" calcext:value-type="float">
            <text:p>5</text:p>
          </table:table-cell>
          <table:table-cell office:value-type="float" office:value="3795.51" calcext:value-type="float">
            <text:p>3795.51</text:p>
          </table:table-cell>
          <table:table-cell office:value-type="float" office:value="2945.935" calcext:value-type="float">
            <text:p>2945.935</text:p>
          </table:table-cell>
          <table:table-cell office:value-type="float" office:value="7264.208" calcext:value-type="float">
            <text:p>7264.20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5" calcext:value-type="float">
            <text:p>35</text:p>
          </table:table-cell>
          <table:table-cell office:value-type="float" office:value="659" calcext:value-type="float">
            <text:p>659</text:p>
          </table:table-cell>
          <table:table-cell office:value-type="float" office:value="10" calcext:value-type="float">
            <text:p>10</text:p>
          </table:table-cell>
          <table:table-cell office:value-type="float" office:value="2944.263" calcext:value-type="float">
            <text:p>2944.263</text:p>
          </table:table-cell>
          <table:table-cell office:value-type="float" office:value="2074.304" calcext:value-type="float">
            <text:p>2074.304</text:p>
          </table:table-cell>
          <table:table-cell office:value-type="float" office:value="13167.46" calcext:value-type="float">
            <text:p>13167.46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67" calcext:value-type="float">
            <text:p>67</text:p>
          </table:table-cell>
          <table:table-cell office:value-type="float" office:value="1436" calcext:value-type="float">
            <text:p>1436</text:p>
          </table:table-cell>
          <table:table-cell office:value-type="float" office:value="32" calcext:value-type="float">
            <text:p>32</text:p>
          </table:table-cell>
          <table:table-cell office:value-type="float" office:value="830406.882" calcext:value-type="float">
            <text:p>830406.882</text:p>
          </table:table-cell>
          <table:table-cell office:value-type="float" office:value="39128.787" calcext:value-type="float">
            <text:p>39128.787</text:p>
          </table:table-cell>
          <table:table-cell office:value-type="float" office:value="560699.73" calcext:value-type="float">
            <text:p>560699.7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4" calcext:value-type="float">
            <text:p>114</text:p>
          </table:table-cell>
          <table:table-cell office:value-type="float" office:value="1669" calcext:value-type="float">
            <text:p>1669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179049321.616" calcext:value-type="float">
            <text:p>1.79E+08</text:p>
          </table:table-cell>
          <table:table-cell office:value-type="float" office:value="140669.684" calcext:value-type="float">
            <text:p>140669.684</text:p>
          </table:table-cell>
          <table:table-cell table:style-name="ce1" office:value-type="float" office:value="15247505.717" calcext:value-type="float">
            <text:p>1.52E+07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77" calcext:value-type="float">
            <text:p>77</text:p>
          </table:table-cell>
          <table:table-cell office:value-type="float" office:value="4245" calcext:value-type="float">
            <text:p>4245</text:p>
          </table:table-cell>
          <table:table-cell office:value-type="float" office:value="7" calcext:value-type="float">
            <text:p>7</text:p>
          </table:table-cell>
          <table:table-cell office:value-type="float" office:value="29189.491" calcext:value-type="float">
            <text:p>29189.491</text:p>
          </table:table-cell>
          <table:table-cell office:value-type="float" office:value="16924.586" calcext:value-type="float">
            <text:p>16924.586</text:p>
          </table:table-cell>
          <table:table-cell office:value-type="float" office:value="161146.996" calcext:value-type="float">
            <text:p>161146.996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80" calcext:value-type="float">
            <text:p>80</text:p>
          </table:table-cell>
          <table:table-cell office:value-type="float" office:value="4289" calcext:value-type="float">
            <text:p>4289</text:p>
          </table:table-cell>
          <table:table-cell office:value-type="float" office:value="8" calcext:value-type="float">
            <text:p>8</text:p>
          </table:table-cell>
          <table:table-cell office:value-type="float" office:value="32719.848" calcext:value-type="float">
            <text:p>32719.848</text:p>
          </table:table-cell>
          <table:table-cell office:value-type="float" office:value="15549.518" calcext:value-type="float">
            <text:p>15549.518</text:p>
          </table:table-cell>
          <table:table-cell office:value-type="float" office:value="168514.304" calcext:value-type="float">
            <text:p>168514.3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2:.E68])" office:value-type="float" office:value="2958086.43553731" calcext:value-type="float">
            <text:p>2958086.43553731</text:p>
          </table:table-cell>
          <table:table-cell table:formula="of:=AVERAGE([.F2:.F68])" office:value-type="float" office:value="7290.30685074627" calcext:value-type="float">
            <text:p>7290.3068507463</text:p>
          </table:table-cell>
          <table:table-cell table:formula="of:=AVERAGE([.G2:.G68])" office:value-type="float" office:value="349032.420761194" calcext:value-type="float">
            <text:p>349032.420761194</text:p>
          </table:table-cell>
        </table:table-row>
      </table:table>
      <table:named-expressions/>
      <table:database-ranges>
        <table:database-range table:name="__Anonymous_Sheet_DB__0" table:target-range-address="Sheet1.A1:Sheet1.G6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7" loext:min-decimal-places="7" number:min-integer-digits="1"/>
    </number:number-style>
    <number:number-style style:name="N122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6:33:56.403796970</meta:creation-date>
    <dc:date>2018-01-17T22:58:26.477408675</dc:date>
    <meta:editing-duration>PT6H3M38S</meta:editing-duration>
    <meta:editing-cycles>1</meta:editing-cycles>
    <meta:document-statistic meta:table-count="1" meta:cell-count="480" meta:object-count="0"/>
    <meta:generator>LibreOffice/5.1.6.2$Linux_X86_64 LibreOffice_project/10m0$Build-2</meta:generator>
  </office:meta>
</office:document-meta>
</file>